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11.2395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0.4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020" table:style-name="ce3"/>
          <table:table-cell table:number-columns-repeated="15361"/>
        </table:table-row>
        <table:table-row table:style-name="ro1">
          <table:table-cell table:style-name="ce3"/>
          <table:table-cell table:number-columns-repeated="2" table:style-name="ce5"/>
          <table:table-cell table:number-columns-repeated="1020" table:style-name="ce3"/>
          <table:table-cell table:number-columns-repeated="15361"/>
        </table:table-row>
        <table:table-row table:style-name="ro1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 of first appearance in code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96" table:style-name="ce9">
            <text:p>9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18 iostream, iomanip, cmath, cstdlib, fstream, string, ctim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53" table:style-name="ce9">
            <text:p>5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59" table:style-name="ce9">
            <text:p>5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59" table:style-name="ce9">
            <text:p>5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249" table:style-name="ce9">
            <text:p>24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64" table:style-name="ce9">
            <text:p>64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Non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58" table:style-name="ce9">
            <text:p>58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Yes - main variables end at 6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string" table:style-name="ce9">
            <text:p>Yes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9">
            <text:p>y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Yes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9">
            <text:p>y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office:value-type="string" table:style-name="ce9">
            <text:p>Yes?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110" table:style-name="ce9">
            <text:p>11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223" table:style-name="ce9">
            <text:p>2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650" table:style-name="ce9">
            <text:p>6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64" table:style-name="ce9">
            <text:p>6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21" table:style-name="ce9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140" table:style-name="ce9">
            <text:p>1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204" table:style-name="ce9">
            <text:p>20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219" table:style-name="ce9">
            <text:p>2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254" table:style-name="ce9">
            <text:p>25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216" table:style-name="ce9">
            <text:p>21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office:value-type="float" office:value="670" table:style-name="ce9">
            <text:p>67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40" table:style-name="ce9">
            <text:p>1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40" table:style-name="ce9">
            <text:p>1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11" table:style-name="ce9">
            <text:p>11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201" table:style-name="ce9">
            <text:p>20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70" table:style-name="ce9">
            <text:p>7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337" table:style-name="ce9">
            <text:p>33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201" table:style-name="ce9">
            <text:p>20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office:value-type="string" table:style-name="ce9">
            <text:p>Yes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float" office:value="33" table:style-name="ce9">
            <text:p>33</text:p>
          </table:table-cell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Passing by value</text:p>
          </table:table-cell>
          <table:table-cell office:value-type="float" office:value="33" table:style-name="ce12">
            <text:p>33</text:p>
          </table:table-cell>
          <table:table-cell table:number-columns-repeated="16379" table:style-name="ce10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 from functions</text:p>
          </table:table-cell>
          <table:table-cell office:value-type="float" office:value="681" table:style-name="ce9">
            <text:p>681</text:p>
          </table:table-cell>
          <table:table-cell table:number-columns-repeated="16379"/>
        </table:table-row>
        <table:table-row table:style-name="ro3">
          <table:table-cell table:style-name="ce13"/>
          <table:table-cell table:style-name="ce14"/>
          <table:table-cell office:value-type="float" office:value="9" table:style-name="ce11">
            <text:p>9</text:p>
          </table:table-cell>
          <table:table-cell office:value-type="string" table:style-name="ce12">
            <text:p>Returning a boolean ******</text:p>
          </table:table-cell>
          <table:table-cell office:value-type="string" table:style-name="ce15">
            <text:p>None</text:p>
          </table:table-cell>
          <table:table-cell table:number-columns-repeated="16379" table:style-name="ce13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No Global Variables Allowed</text:p>
          </table:table-cell>
          <table:table-cell office:value-type="string" table:style-name="ce9">
            <text:p>No global variables present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Only Global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Meaning Conversions,Physical Constants onl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</text:p>
          </table:table-cell>
          <table:table-cell office:value-type="float" office:value="193" table:style-name="ce9">
            <text:p>19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Parameters</text:p>
          </table:table-cell>
          <table:table-cell office:value-type="float" office:value="90" table:style-name="ce9">
            <text:p>9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 function *******</text:p>
          </table:table-cell>
          <table:table-cell office:value-type="float" office:value="137" table:style-name="ce9">
            <text:p>137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office:value-type="float" office:value="55" table:style-name="ce9">
            <text:p>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rocessing Arrays</text:p>
          </table:table-cell>
          <table:table-cell office:value-type="float" office:value="576" table:style-name="ce9">
            <text:p>57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as function arguments</text:p>
          </table:table-cell>
          <table:table-cell office:value-type="float" office:value="91" table:style-name="ce9">
            <text:p>9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-D Arrays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office:value-type="string" table:style-name="ce9">
            <text:p>None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Linear and Binary Search</text:p>
          </table:table-cell>
          <table:table-cell office:value-type="string" table:style-name="ce9">
            <text:p>Linear - 6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and Selection Sort</text:p>
          </table:table-cell>
          <table:table-cell office:value-type="string" table:style-name="ce9">
            <text:p>Bubble - 610 Selection - 5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earch/Sorting Vectors ******</text:p>
          </table:table-cell>
          <table:table-cell table:style-name="ce9"/>
          <table:table-cell table:number-columns-repeated="16379"/>
        </table:table-row>
        <table:table-row table:number-rows-repeated="3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6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4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RCC RCCD</meta:initial-creator>
    <dc:creator>Jake Yokley</dc:creator>
    <meta:creation-date>2017-01-25T10:21:36Z</meta:creation-date>
    <dc:date>2017-12-13T11:34:08Z</dc:date>
    <meta:editing-cycles>9</meta:editing-cycles>
    <meta:editing-duration>PT7041S</meta:editing-duration>
  </office:meta>
</office:document-meta>
</file>